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style:font-name="Lucida Sans"/>
    </style:style>
    <style:style style:name="P2" style:family="paragraph" style:parent-style-name="Heading_20_4">
      <style:text-properties style:font-name="Lucida Sans"/>
    </style:style>
    <style:style style:name="P3" style:family="paragraph" style:parent-style-name="Horizontal_20_Line">
      <style:text-properties style:font-name="Lucida Sans"/>
    </style:style>
    <style:style style:name="P4" style:family="paragraph" style:parent-style-name="Text_20_body">
      <style:text-properties officeooo:paragraph-rsid="000cc881"/>
    </style:style>
    <style:style style:name="P5" style:family="paragraph" style:parent-style-name="Text_20_body">
      <style:text-properties officeooo:paragraph-rsid="000eb23b"/>
    </style:style>
    <style:style style:name="P6" style:family="paragraph" style:parent-style-name="Text_20_body">
      <style:text-properties style:font-name="Lucida Sans"/>
    </style:style>
    <style:style style:name="P7" style:family="paragraph" style:parent-style-name="Text_20_body">
      <style:text-properties style:font-name="Lucida Sans" officeooo:paragraph-rsid="000eb23b"/>
    </style:style>
    <style:style style:name="P8" style:family="paragraph" style:parent-style-name="Text_20_body">
      <style:text-properties style:font-name="Lucida Sans" officeooo:paragraph-rsid="000cc881"/>
    </style:style>
    <style:style style:name="P9" style:family="paragraph" style:parent-style-name="Text_20_body" style:list-style-name="L1">
      <style:text-properties officeooo:paragraph-rsid="000cc881"/>
    </style:style>
    <style:style style:name="T1" style:family="text">
      <style:text-properties fo:font-weight="bold" style:font-weight-asian="bold" style:font-weight-complex="bold"/>
    </style:style>
    <style:style style:name="T2" style:family="text">
      <style:text-properties style:font-name="Lucida Sans"/>
    </style:style>
    <style:style style:name="T3" style:family="text">
      <style:text-properties style:font-name="Lucida Sans" fo:font-weight="bold" style:font-weight-asian="bold" style:font-weight-complex="bold"/>
    </style:style>
    <style:style style:name="T4" style:family="text">
      <style:text-properties style:font-name="Lucida Sans" officeooo:rsid="00116c50"/>
    </style:style>
    <style:style style:name="T5" style:family="text">
      <style:text-properties style:font-name="Lucida Sans" officeooo:rsid="00135c05"/>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Heading_20_1" text:outline-level="1"><text:bookmark text:name="setup"/>Setup</text:h>
        <text:p text:style-name="P5"><text:span text:style-name="T2">Decide who will act as the </text:span><text:span text:style-name="Strong_20_Emphasis"><text:span text:style-name="T2">Chief</text:span></text:span><text:span text:style-name="T2"> for this game. The other player is now the </text:span><text:span text:style-name="Strong_20_Emphasis"><text:span text:style-name="T2">Robber</text:span></text:span><text:span text:style-name="T2">. Have the </text:span><text:span text:style-name="Strong_20_Emphasis"><text:span text:style-name="T2">Chief</text:span></text:span><text:span text:style-name="T2"> read the following aloud:</text:span></text:p>
        <text:p text:style-name="P7">You’re walking down a dark alleyway carrying a two-way radio, a stolen diamond and a loaded pistol. The radio is tuned to a dock worker, who has agreed to lend her boat to the heist of the century, if only you’d make it there in time. Suddenly, a police officer shines a bright light in your face, illuminating a nearby fire escape. “You’re under arrest. Hands up!’</text:p>
        <text:p text:style-name="Text_20_body"><text:span text:style-name="T2">The </text:span><text:span text:style-name="Strong_20_Emphasis"><text:span text:style-name="T2">Robber</text:span></text:span><text:span text:style-name="T2"> starts with three ❤️ </text:span><text:span text:style-name="Strong_20_Emphasis"><text:span text:style-name="T2">Health</text:span></text:span><text:span text:style-name="T2"> and three 🔥 </text:span><text:span text:style-name="Strong_20_Emphasis"><text:span text:style-name="T2">Heat</text:span></text:span><text:span text:style-name="T2">. Both players should raise three fingers of their non-dominant hand to indicate this. The </text:span><text:span text:style-name="Strong_20_Emphasis"><text:span text:style-name="T2">Chief</text:span></text:span><text:span text:style-name="T2"> trac</text:span><text:span text:style-name="T5">­</text:span><text:span text:style-name="T2">ks 🔥 while the </text:span><text:span text:style-name="Strong_20_Emphasis"><text:span text:style-name="T2">Robber</text:span></text:span><text:span text:style-name="T2"> tracks their own ❤️.</text:span></text:p>
        <text:h text:style-name="P1" text:outline-level="3"><text:bookmark text:name="objective"/>Objective</text:h>
        <text:p text:style-name="P8">The objective of the game changes based on your chosen role:</text:p>
        <text:p text:style-name="P4"><text:span text:style-name="Strong_20_Emphasis"><text:span text:style-name="T2">Robber:</text:span></text:span><text:span text:style-name="T2"> You win the game if you make it to the getaway boat while holding the diamond, or the 🔥 reaches zero.</text:span></text:p>
        <text:p text:style-name="P4"><text:span text:style-name="Strong_20_Emphasis"><text:span text:style-name="T2">Chief:</text:span></text:span><text:span text:style-name="T2"> Give the </text:span><text:span text:style-name="Strong_20_Emphasis"><text:span text:style-name="T2">Robber</text:span></text:span><text:span text:style-name="T2"> the most thrilling chase possible. If you do catch them, make it dramatic!</text:span></text:p>
        <text:h text:style-name="P1" text:outline-level="3"><text:bookmark text:name="turn-structure"/>Turn Structure</text:h>
        <text:p text:style-name="P4"><text:span text:style-name="T2">The game from the </text:span><text:span text:style-name="Strong_20_Emphasis"><text:span text:style-name="T2">Robber</text:span></text:span><text:span text:style-name="T2">’s perspective looks like this: </text:span></text:p>
        <text:p text:style-name="P4"><text:span text:style-name="Strong_20_Emphasis"><text:span text:style-name="T2">Tension Phase:</text:span></text:span><text:span text:style-name="T2"> Listen to the </text:span><text:span text:style-name="Strong_20_Emphasis"><text:span text:style-name="T2">Chief</text:span></text:span><text:span text:style-name="T2"> and try to imagine the situation they describe. </text:span></text:p>
        <text:p text:style-name="P4"><text:span text:style-name="Strong_20_Emphasis"><text:span text:style-name="T2">Action Phase:</text:span></text:span><text:span text:style-name="T2"> Tell the </text:span><text:span text:style-name="Strong_20_Emphasis"><text:span text:style-name="T2">Chief</text:span></text:span><text:span text:style-name="T2"> how you want to respond. This can be anything you can think of, so long as it furthers your objective.</text:span></text:p>
        <text:p text:style-name="P4"><text:span text:style-name="T3">Resolution Phase:</text:span><text:span text:style-name="T2"> If the </text:span><text:span text:style-name="Strong_20_Emphasis"><text:span text:style-name="T2">Robber</text:span></text:span><text:span text:style-name="T2">’s proposed solution was risky, play Rock, Paper, Scissors:</text:span></text:p>
        <text:list xml:id="list3058919046" text:style-name="L1">
          <text:list-item>
            <text:p text:style-name="P9"><text:span text:style-name="Strong_20_Emphasis"><text:span text:style-name="T2">Robber Wins:</text:span></text:span><text:span text:style-name="T2"> Their plan goes off without a hitch. -1🔥 </text:span></text:p>
          </text:list-item>
          <text:list-item>
            <text:p text:style-name="P9"><text:span text:style-name="Strong_20_Emphasis"><text:span text:style-name="T2">Tie</text:span></text:span><text:span text:style-name="T2">: They succeed, but there’s one slight problem. You don’t gain or lose 🔥</text:span></text:p>
          </text:list-item>
          <text:list-item>
            <text:p text:style-name="P9"><text:span text:style-name="Strong_20_Emphasis"><text:span text:style-name="T2">Chief Wins</text:span></text:span><text:span text:style-name="T2">: They don’t get what you want and things get worse +1🔥</text:span></text:p>
          </text:list-item>
        </text:list>
        <text:p text:style-name="P6">Whatever happens, this becomes the scenario described in the next tension phase.</text:p>
        <text:h text:style-name="P1" text:outline-level="3"><text:bookmark text:name="additional-rules"/>Additional Rules</text:h>
        <text:h text:style-name="P2" text:outline-level="4"><text:bookmark text:name="stealth"/>Stealth</text:h>
        <text:p text:style-name="P7">The robber may choose to hide from the police instead of taking them head on. They aren’t able to do this where a police officer or bystander would reasonably be able to see or hear them, who will snitch on them instantly. Otherwise -1🔥</text:p>
        <text:h text:style-name="P2" text:outline-level="4"><text:bookmark text:name="cool"/>Cool</text:h>
        <text:p text:style-name="Text_20_body"><text:span text:style-name="T2">If the </text:span><text:span text:style-name="Strong_20_Emphasis"><text:span text:style-name="T2">Chief</text:span></text:span><text:span text:style-name="T2"> agrees what the robber attempts is </text:span><text:span text:style-name="Emphasis"><text:span text:style-name="T2">awesome</text:span></text:span><text:span text:style-name="T2">, throw twice and take the better result in favour of the robber.</text:span></text:p>
        <text:h text:style-name="P2" text:outline-level="4"><text:bookmark text:name="heat"/>Heat</text:h>
        <text:p text:style-name="Text_20_body"><text:span text:style-name="T2">Starts at three and changes depending on your actions. If it ever reaches five, the </text:span><text:span text:style-name="Strong_20_Emphasis"><text:span text:style-name="T2">Chief</text:span></text:span><text:span text:style-name="T2"> and the robber engage in a thumb war: - </text:span><text:span text:style-name="Strong_20_Emphasis"><text:span text:style-name="T2">Robber Wins:</text:span></text:span><text:span text:style-name="T2"> The robber is handcuffed and immediately loses the game. - </text:span><text:span text:style-name="Strong_20_Emphasis"><text:span text:style-name="T2">Chief Wins:</text:span></text:span><text:span text:style-name="T2"> A stroke of luck allows the </text:span><text:soft-page-break/><text:span text:style-name="T2">robber to escape. Continue play with 🔥 set to four instead of five.</text:span></text:p>
        <text:h text:style-name="P2" text:outline-level="4"><text:bookmark text:name="death"/>Death</text:h>
        <text:p text:style-name="P6">You can survive damage only twice. The first destroys your body armour. The second gives you an injury that prevents you from throwing more than once per turn. The last one kills you.</text:p>
        <text:h text:style-name="P1" text:outline-level="3"><text:bookmark text:name="setting"/>Setting</text:h>
        <text:p text:style-name="P8"><text:span text:style-name="T1">Drundleton Upon Sea.</text:span> This sleepy English coastal town is a gently sloping mess of sudden cliffs, winding roads and wonky buildings that smell faintly of smoke. It has the following points of interest:</text:p>
        <text:p text:style-name="P8"><text:span text:style-name="T1">The Museum of Rock:</text:span> A local attraction seeking to educate the public about hard candy. Its most recent exhibition exposed a critical flaw in the laser defence system. Currently swarming with police officers.</text:p>
        <text:p text:style-name="P8"><text:span text:style-name="T1">Pearl Clutch Marina: </text:span>Home to a vast shipping yard containing everything from ageing tugboats to towering ocean liners.</text:p>
        <text:p text:style-name="P8"><text:span text:style-name="T1">Dinosand Amusement Park: </text:span>A small family park where the titular dinosaurs have been an upcoming attraction for a while now. Has a surprisingly intense roller coaster.</text:p>
        <text:p text:style-name="P8"><text:span text:style-name="T1">Markoff Tower: </text:span>While folk are barred from climbing it, this enormous clock tower acts as an anchor point for tourists and locals alike. </text:p>
        <text:p text:style-name="P8"><text:span text:style-name="T1">Drundleton Pier: </text:span>While a thrilling feat of engineering a hundred years ago, this mile long pier burned down in a bizarre accident and is said to be haunted.</text:p>
        <text:p text:style-name="P4"><text:span text:style-name="T2">The robber doesn’t have to be aware of all of these locations before playing, as these can be organically explained by the </text:span><text:span text:style-name="Strong_20_Emphasis"><text:span text:style-name="T2">Chief</text:span></text:span><text:span text:style-name="T2">.</text:span></text:p>
        <text:h text:style-name="P1" text:outline-level="3"><text:bookmark text:name="force"/>Force</text:h>
        <text:p text:style-name="P4"><text:span text:style-name="T2">The police will stop at nothing to get the museum’s diamond back. If the chase becomes stuck, the </text:span><text:span text:style-name="Strong_20_Emphasis"><text:span text:style-name="T2">Chief</text:span></text:span><text:span text:style-name="T2"> can use one of the following abilities during the tension phase to keep the story moving:</text:span></text:p>
        <text:p text:style-name="P4"><text:span text:style-name="Strong_20_Emphasis"><text:span text:style-name="T2">Smoke:</text:span></text:span><text:span text:style-name="T2"> A smoke grenade is tossed into the </text:span><text:span text:style-name="Strong_20_Emphasis"><text:span text:style-name="T2">Robber</text:span></text:span><text:span text:style-name="T2">’s location, making it hard to breathe and restricting their vision.</text:span></text:p>
        <text:p text:style-name="P4"><text:span text:style-name="Strong_20_Emphasis"><text:span text:style-name="T2">Kaboom:</text:span></text:span><text:span text:style-name="T2"> Something nearby explodes and bursts into flames!</text:span></text:p>
        <text:p text:style-name="P4"><text:span text:style-name="Strong_20_Emphasis"><text:span text:style-name="T2">Rainstorm:</text:span></text:span><text:span text:style-name="T2"> An armoured vehicle smashes its way on the scene, its water cannon primed to send the </text:span><text:span text:style-name="Strong_20_Emphasis"><text:span text:style-name="T2">Robber</text:span></text:span><text:span text:style-name="T2"> tumbling into the gutter.</text:span></text:p>
        <text:p text:style-name="P4"><text:span text:style-name="Strong_20_Emphasis"><text:span text:style-name="T2">Charge:</text:span></text:span><text:span text:style-name="T2"> A mighty white stallion gallops towards the </text:span><text:span text:style-name="Strong_20_Emphasis"><text:span text:style-name="T2">Robber</text:span></text:span><text:span text:style-name="T2">, intent on trampling them. On its back are two riot officers armed with net cannons.</text:span></text:p>
        <text:p text:style-name="P4"><text:span text:style-name="Strong_20_Emphasis"><text:span text:style-name="T2">Unleash:</text:span></text:span><text:span text:style-name="T2"> A couple of highly-trained german shepherds are let loose on the town, trained on the </text:span><text:span text:style-name="Strong_20_Emphasis"><text:span text:style-name="T2">Robber</text:span></text:span><text:span text:style-name="T2">’s scent. Be careful not to overuse these as they can make things unfair or unrealistic for the </text:span><text:span text:style-name="Strong_20_Emphasis"><text:span text:style-name="T2">Robber</text:span></text:span><text:span text:style-name="T2">.</text:span></text:p>
        <text:h text:style-name="P1" text:outline-level="3"><text:bookmark text:name="playing-as-the-chief"/>Playing as the Chief</text:h>
        <text:p text:style-name="P7">When running a session of Hands Up, you have a number of responsibilities:</text:p>
        <text:p text:style-name="P5"><text:span text:style-name="T2">1. </text:span><text:span text:style-name="Strong_20_Emphasis"><text:span text:style-name="T2">Be a fan of the Robber.</text:span></text:span><text:span text:style-name="T2"> Give them cool action movie situations to react to and try to make the police seem like more than simply a rule you’re following.</text:span></text:p>
        <text:p text:style-name="P5"><text:span text:style-name="T2">2. </text:span><text:span text:style-name="Strong_20_Emphasis"><text:span text:style-name="T2">Give evocative descriptions.</text:span></text:span><text:span text:style-name="T2"> Keep them short, snappy and sharply focused on whatever intractable object happens to be </text:span><text:soft-page-break/><text:span text:style-name="T2">nearby while involving more senses that mere sight.</text:span></text:p>
        <text:p text:style-name="P5"><text:span text:style-name="T2">3. </text:span><text:span text:style-name="Strong_20_Emphasis"><text:span text:style-name="T2">Be humble.</text:span></text:span><text:span text:style-name="T2"> Don’t be afraid to make mistakes and ask the </text:span><text:span text:style-name="Strong_20_Emphasis"><text:span text:style-name="T2">Robber</text:span></text:span><text:span text:style-name="T2"> for help when you get stuck.</text:span></text:p>
        <text:p text:style-name="P5"><text:span text:style-name="T2">4. </text:span><text:span text:style-name="Strong_20_Emphasis"><text:span text:style-name="T2">Listen closely.</text:span></text:span><text:span text:style-name="T2"> </text:span><text:span text:style-name="Strong_20_Emphasis"><text:span text:style-name="T2">Robbers</text:span></text:span><text:span text:style-name="T2"> are more likely to get frustrated if you enforce your idea of the story on them instead of letting them contribute their fair share.</text:span></text:p>
        <text:p text:style-name="P5"><text:span text:style-name="T2">5. </text:span><text:span text:style-name="Strong_20_Emphasis"><text:span text:style-name="T2">Don’t take it too seriously!</text:span></text:span><text:span text:style-name="T2"> Unless you happen to be a professional actor, you’re almost certainly not going to sound convincing in your role, which is fine and to be expected.</text:span></text:p>
        <text:p text:style-name="P6">Reading the rules before starting is highly desired, but not required.</text:p>
        <text:p text:style-name="P3"/>
        <text:p text:style-name="Text_20_body"><text:span text:style-name="T2">If you liked this game or have any rules queries, please contact me </text:span><text:span text:style-name="T4">via</text:span><text:span text:style-name="T2"> </text:span><text:a xlink:type="simple" xlink:href="mailto:lunarosemanor@gmail.com" text:style-name="Internet_20_link" text:visited-style-name="Visited_20_Internet_20_Link"><text:span text:style-name="T2">lunarosemanor@gmail.com</text:span></text:a><text:span text:style-name="T2"> </text:span></text:p>
        <text:p text:style-name="P6">And before I forget, all cops are bastards. This game is not an endorsement of policing in any way. Black lives matter.</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MS Mincho" style:font-family-asian="'MS Mincho'"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MS Mincho" style:font-family-asian="'MS Mincho'"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MS Mincho" style:font-family-asian="'MS Mincho'"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MS Mincho" style:font-family-asian="'MS Mincho'"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5-13T18:46:51.799000000</dc:date>
    <dc:creator>Emily Ahlquist</dc:creator>
    <meta:editing-duration>PT51M36S</meta:editing-duration>
    <meta:editing-cycles>9</meta:editing-cycles>
    <meta:generator>LibreOffice/7.1.5.2$Windows_X86_64 LibreOffice_project/85f04e9f809797b8199d13c421bd8a2b025d52b5</meta:generator>
    <meta:document-statistic meta:table-count="0" meta:image-count="0" meta:object-count="0" meta:page-count="3" meta:paragraph-count="51" meta:word-count="986" meta:character-count="5605" meta:non-whitespace-character-count="4668"/>
  </office:meta>
</office:document-meta>
</file>